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39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0">
            <text:p>0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8T09:54:15.04">
            <text:p>2021/4/18 9:54</text:p>
          </table:table-cell>
          <table:table-cell table:style-name="ce8" table:number-columns-repeated="4"/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18T09:54:15.04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04">
            <text:p>0418 <text:s/>954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8T09:54:15.04">
            <text:p>2021/4/18 9:54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8T09:54:15.04">
            <text:p>2021/4/18 9:54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2">
            <text:p>2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  <text:p/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1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18T09:54:15.07">
            <text:p>2021/4/18 9:54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">
            <text:p>0418 <text:s/>954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18T09:54:15.1">
            <text:p>0418 <text:s/>954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8T09:54:15.1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8T09:54:15.1">
            <text:p>0418 <text:s/>954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1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1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1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18T09:54:15.11">
            <text:p>0418 <text:s/>954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18">
            <text:p>4月18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18T09:54:15.12">
            <text:p>0418 <text:s/>954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2">
            <text:p>0418 <text:s/>954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8T09:54:15.12">
            <text:p>0418 <text:s/>954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table:style-name="ce10" table:formula="of:=NOW()" office:value-type="date" office:date-value="2021-04-18T09:54:15.12">
            <text:p>0418 <text:s/>954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1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19">
            <text:p>0418 <text:s/>954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19">
            <text:p>0418 <text:s/>954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">
            <text:p>0418 <text:s/>954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1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2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3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4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4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4">
            <text:p>0418 <text:s/>954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4">
            <text:p>0418 <text:s/>95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8T09:54:15.24">
            <text:p>0418 <text:s/>95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8" office:value-type="string">
            <text:p>매끄럽게 연주 할 것인지, 음을 불어 내기 전에 숨을 멈출 것인지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8" office:value-type="string">
            <text:p>거기 고양이 두 마리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8" office:value-type="string">
            <text:p>나는 그들에게 음식을 준다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7" office:value-type="string">
            <text:p>Я играл на японской флейте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7" office:value-type="string">
            <text:p>Zjadłem przekąskę na lunch.</text:p>
          </table:table-cell>
          <table:table-cell table:style-name="ce39" office:value-type="string" table:number-columns-spanned="2" table:number-rows-spanned="1">
            <text:p>Я перекусил на обед.</text:p>
          </table:table-cell>
          <table:covered-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7">
            <text:p>30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8">
            <text:p>30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9">
            <text:p>30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0">
            <text:p>31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1">
            <text:p>31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3">
            <text:p>31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5">
            <text:p>31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8">
            <text:p>31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1">
            <text:p>32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2">
            <text:p>32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4">
            <text:p>32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6">
            <text:p>32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7">
            <text:p>32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8">
            <text:p>32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8T09:54:12.48">
            <text:p>0418 <text:s/>954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8T09:54:15.41">
            <text:p>0418 <text:s/>954</text:p>
          </table:table-cell>
          <table:table-cell table:style-name="ce24" table:formula="of:=NOW()" office:value-type="date" office:date-value="2021-04-18T09:54:15.41">
            <text:p>0418 <text:s/>954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8T09:54:15.41">
            <text:p>0418 <text:s/>95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3" office:value-type="date" office:date-value="2021-03-20T14:36:31.78">
            <text:p>0320</text:p>
          </table:table-cell>
          <table:table-cell table:style-name="ce43" office:value-type="date" office:date-value="2021-03-21T10:50:44.88">
            <text:p>0321</text:p>
          </table:table-cell>
          <table:table-cell table:style-name="ce43" office:value-type="date" office:date-value="2021-03-22T16:19:02.51">
            <text:p>0322</text:p>
          </table:table-cell>
          <table:table-cell table:style-name="ce43" office:value-type="date" office:date-value="2021-03-23T09:01:30.66">
            <text:p>0323</text:p>
          </table:table-cell>
          <table:table-cell table:style-name="ce43" office:value-type="date" office:date-value="2021-03-24T14:23:17.96">
            <text:p>0324</text:p>
          </table:table-cell>
          <table:table-cell table:style-name="ce43" office:value-type="date" office:date-value="2021-03-25T12:57:57.93">
            <text:p>0325</text:p>
          </table:table-cell>
          <table:table-cell table:style-name="ce43" table:number-columns-repeated="4"/>
          <table:table-cell table:style-name="ce24" table:formula="of:=NOW()" office:value-type="date" office:date-value="2021-04-18T09:54:15.49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0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8T09:54:15.49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0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8T09:54:15.49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0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8T09:54:15.49">
            <text:p>0418 <text:s/>954</text:p>
          </table:table-cell>
          <table:table-cell table:number-columns-repeated="1009"/>
        </table:table-row>
        <table:table-row table:style-name="ro37">
          <table:table-cell table:style-name="ce42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0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0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0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0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number-columns-repeated="5" table:style-name="ce44" office:value-type="string">
            <text:p>#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8T09:54:15.5">
            <text:p>0418 <text:s/>95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10" table:formula="of:=NOW()" office:value-type="date" office:date-value="2021-04-18T09:54:15.48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table:style-name="ce24" table:formula="of:=NOW()" office:value-type="date" office:date-value="2021-04-18T09:54:15.5">
            <text:p>0418 <text:s/>954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2021/04/18</text:date>, <text:time>09:5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8T09:54:14.74</dc:date>
    <dc:creator>iwabuchi ken</dc:creator>
    <meta:editing-duration>P1DT14H26M31S</meta:editing-duration>
    <meta:editing-cycles>239</meta:editing-cycles>
    <meta:generator>OpenOffice/4.1.3$Win32 OpenOffice.org_project/413m1$Build-9783</meta:generator>
    <meta:document-statistic meta:table-count="3" meta:cell-count="2477" meta:object-count="0"/>
  </office:meta>
</office:document-meta>
</file>